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35cm" fo:text-indent="0cm" style:auto-text-indent="false"/>
      <style:text-properties fo:color="#51597d" loext:opacity="100%" style:font-name="Consolas" fo:font-size="13.5pt" fo:font-style="italic" fo:font-weight="normal" fo:background-color="#1a1b26"/>
    </style:style>
    <style:style style:name="P2" style:family="paragraph" style:parent-style-name="Standard">
      <style:paragraph-properties style:line-height-at-least="0.635cm"/>
    </style:style>
    <style:style style:name="P3" style:family="paragraph" style:parent-style-name="Standard">
      <style:paragraph-properties fo:margin-left="0cm" fo:margin-right="0cm" style:line-height-at-least="0.635cm" fo:text-indent="0cm" style:auto-text-indent="false"/>
      <style:text-properties fo:color="#9aa5ce" loext:opacity="100%" style:font-name="Consolas" fo:font-size="13.5pt" fo:font-weight="normal" fo:background-color="#1a1b26"/>
    </style:style>
    <style:style style:name="P4" style:family="paragraph" style:parent-style-name="Standard">
      <style:paragraph-properties fo:margin-left="0cm" fo:margin-right="0cm" style:line-height-at-least="0.635cm" fo:text-indent="0cm" style:auto-text-indent="false"/>
      <style:text-properties fo:color="#9aa5ce" loext:opacity="100%" style:font-name="Consolas" fo:font-size="13.5pt" fo:font-weight="normal" officeooo:paragraph-rsid="001470e9" fo:background-color="#1a1b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Na nowoczesnych simplicistycznych stronach, w stopkach raczej sie nie używa ikonek (np. mail, tel). Wiec niech Pani wybaczy bo pamietam że wspomniała Pani na lekcji 😁 */</text:p>
      <text:p text:style-name="P2"/>
      <text:p text:style-name="P1">/* zrób tak ze jak przewijasz strone w dol to nav bar górny zostaje cały czas na górze wiec mozesz sobie łatwo przejsc do innej sekcji klikajac przycisk zamiast scrollowac */</text:p>
      <text:p text:style-name="Standard"/>
      <text:p text:style-name="P3">INSPIRACJE:</text:p>
      <text:p text:style-name="P3">https://dribbble.com/shots/18478148-Footer-Zeus-Web-UI-Kit</text:p>
      <text:p text:style-name="P2"/>
      <text:p text:style-name="P4"><text:a xlink:type="simple" xlink:href="https://www.behance.net/gallery/220711767/Beefian-Restaurant-Website-Design?tracking_source=search_projects" text:style-name="Internet_20_link" text:visited-style-name="Visited_20_Internet_20_Link">https://www.behance.net/gallery/220711767/Beefian-Restaurant-Website-Design?tracking_source=search_projects</text:a>|restaurant+website+ui&amp;l=4</text:p>
      <text:p text:style-name="P4"/>
      <text:p text:style-name="P4"><text:a xlink:type="simple" xlink:href="https://codepen.io/tristram/pen/ZERORNX" text:style-name="Internet_20_link" text:visited-style-name="Visited_20_Internet_20_Link">https://codepen.io/tristram/pen/ZERORNX</text:a></text:p>
      <text:p text:style-name="P4"/>
      <text:p text:style-name="P4">https://www.youtube.com/watch?v=UmzFk68Bwdk&amp;ab_channel=KevinPowe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6T11:33:22.774712600</meta:creation-date>
    <dc:date>2025-04-29T08:52:53.824465400</dc:date>
    <meta:editing-duration>PT47S</meta:editing-duration>
    <meta:editing-cycles>3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7" meta:word-count="64" meta:character-count="653" meta:non-whitespace-character-count="596"/>
  </office:meta>
</office:document-meta>
</file>